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n>4</mn>
      <mi mathvariant="normal">π</mi>
      <msub>
        <mi mathvariant="normal">ε</mi>
        <mn>0</mn>
      </msub>
      <mi mathvariant="normal">ϕ</mi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space width="0.5em"/>
      </mrow>
      <mfrac>
        <mi>q</mi>
        <mi>r</mi>
      </mfrac>
      <mrow>
        <mspace width="0.5em"/>
        <mo stretchy="false">+</mo>
        <mspace width="0.5em"/>
      </mrow>
      <mfrac>
        <mrow>
          <mstyle mathvariant="bold">
            <mi>r</mi>
          </mstyle>
          <mrow>
            <mspace width="0.5em"/>
            <mo stretchy="false">⋅</mo>
            <mspace width="0.5em"/>
          </mrow>
          <mstyle mathvariant="bold">
            <mi>p</mi>
          </mstyle>
        </mrow>
        <msup>
          <mi>r</mi>
          <mn>3</mn>
        </msup>
      </mfrac>
      <mrow>
        <mspace width="0.5em"/>
        <mo stretchy="false">+</mo>
        <mspace width="0.5em"/>
      </mrow>
      <mfrac>
        <mn>1</mn>
        <mn>2</mn>
      </mfrac>
      <mrow>
        <munder>
          <mo stretchy="false">∑</mo>
          <mrow>
            <mi>i</mi>
            <mi>,</mi>
            <mi>j</mi>
          </mrow>
        </munder>
        <msub>
          <mi>Q</mi>
          <mi mathvariant="italic">ij</mi>
        </msub>
      </mrow>
      <mfrac>
        <mrow>
          <msub>
            <mi>x</mi>
            <mi>i</mi>
          </msub>
          <msub>
            <mi>x</mi>
            <mi>j</mi>
          </msub>
        </mrow>
        <msup>
          <mi>r</mi>
          <mn>5</mn>
        </msup>
      </mfrac>
      <mrow>
        <mspace width="0.5em"/>
        <mo stretchy="false">+</mo>
        <mspace width="0.5em"/>
      </mrow>
      <mo stretchy="false">…</mo>
    </mrow>
    <annotation encoding="StarMath 5.0">4 %pi %varepsilon _0 %iphi ( bold r ) `=` q over r `+` {bold r `cdot` bold p} over {r^3}  `+`
1 over 2 sum from { i,j } Q_{ ij } {x_i x_j} over {r^5}  `+` dotslo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7:42:24.820000000</meta:creation-date>
    <meta:generator>LibreOffice/4.2.4.2$Windows_x86 LibreOffice_project/63150712c6d317d27ce2db16eb94c2f3d7b699f8</meta:generator>
  </office:meta>
</office:document-meta>
</file>